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ference.outputInline( OutputStream out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fer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ference.PDFReference( PDF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ference.PDFReference( String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ference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